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9cef" officeooo:paragraph-rsid="004f2d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2f08d" officeooo:paragraph-rsid="0072f0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7bf533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72f08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f08d" officeooo:paragraph-rsid="0072f08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b21e3" officeooo:paragraph-rsid="007b21e3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7d4eb1" officeooo:paragraph-rsid="007d4eb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ec7b8" officeooo:paragraph-rsid="007ec7b8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72f08d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7bf533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779bd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7d182c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6bb2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f64a3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7bf533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72f08d" style:font-size-asian="12pt" style:font-weight-asian="bold" style:font-size-complex="12pt" style:font-weight-complex="bold"/>
    </style:style>
    <style:style style:name="T11" style:family="text">
      <style:text-properties officeooo:rsid="007b21e3"/>
    </style:style>
    <style:style style:name="T12" style:family="text">
      <style:text-properties officeooo:rsid="007bf5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3</text:span><text:span text:style-name="T7">0</text:span><text:span text:style-name="T9">4</text:span><text:span text:style-name="T8"> - </text:span><text:span text:style-name="T6">Flight - </text:span><text:span text:style-name="T9">Fuel system, Jettison</text:span></text:p>
      <text:p text:style-name="P2"/>
      <text:p text:style-name="P4">Fuel<text:span text:style-name="T12"> system</text:span></text:p>
      <text:list xml:id="list1864797824" text:style-name="L1">
        <text:list-item>
          <text:p text:style-name="P6"><text:span text:style-name="T2">If carrying drop tanks, set </text:span><text:span text:style-name="T10">Fuel Transfer Sequence Selector</text:span><text:span text:style-name="T2"> switch</text:span><text:span text:style-name="T3"> (fuel panel, center console top) </text:span><text:span text:style-name="T2">to </text:span><text:span text:style-name="T10">BIDONS</text:span><text:span text:style-name="T2"> ("cans"), otherwise set to </text:span><text:span text:style-name="T10">LISSE</text:span><text:span text:style-name="T2"> ("smooth", clean/slick)</text:span></text:p>
        </text:list-item>
        <text:list-item>
          <text:p text:style-name="P11"><text:span text:style-name="T3">F</text:span><text:span text:style-name="T1">ull internal fuel is 4240 L.</text:span></text:p>
        </text:list-item>
        <text:list-item>
          <text:p text:style-name="P8">When tanks are empty, lights will illuminate on tank icons on fuel panel<text:span text:style-name="T11">:</text:span></text:p>
          <text:list>
            <text:list-item>
              <text:p text:style-name="P9">Drop tank lights out: drop tanks empty</text:p>
            </text:list-item>
            <text:list-item>
              <text:p text:style-name="P9">Tank 1 out: 3860 L remaining</text:p>
            </text:list-item>
            <text:list-item>
              <text:p text:style-name="P9">Tank 2 out: 3275 L remaining</text:p>
            </text:list-item>
            <text:list-item>
              <text:p text:style-name="P9">Tank 3 out: 2211 L remaining</text:p>
            </text:list-item>
            <text:list-item>
              <text:p text:style-name="P9">Tank 4 out: 1121 L remaining</text:p>
            </text:list-item>
            <text:list-item>
              <text:p text:style-name="P9">Tank 5 out: 0 L remaining, flameout imminent</text:p>
            </text:list-item>
          </text:list>
        </text:list-item>
        <text:list-item>
          <text:p text:style-name="P8">Drop tanks with selective jettison.</text:p>
        </text:list-item>
      </text:list>
      <text:p text:style-name="P1"/>
      <text:p text:style-name="P3">Selective Jettison</text:p>
      <text:list xml:id="list1518535218" text:style-name="L2">
        <text:list-item>
          <text:p text:style-name="P7"><text:span text:style-name="T2">Set </text:span><text:span text:style-name="T10">selective jettison pylon switch</text:span><text:span text:style-name="T2"> to </text:span><text:span text:style-name="T10">VOIL 1</text:span><text:span text:style-name="T2"> (up</text:span><text:span text:style-name="T4">, wing inboard stations</text:span><text:span text:style-name="T2">), </text:span><text:span text:style-name="T10">VOIL 2</text:span><text:span text:style-name="T2"> (middle</text:span><text:span text:style-name="T4">, wing outboard stations</text:span><text:span text:style-name="T2">), or </text:span><text:span text:style-name="T10">FUS</text:span><text:span text:style-name="T2"> (down</text:span><text:span text:style-name="T4">, </text:span><text:span text:style-name="T5">fuselage </text:span><text:span text:style-name="T3">centerline</text:span><text:span text:style-name="T4"> station</text:span><text:span text:style-name="T2">), then press </text:span><text:span text:style-name="T10">Selective Jettison button</text:span><text:span text:style-name="T2"> to right of switch.</text:span></text:p>
        </text:list-item>
        <text:list-item>
          <text:p text:style-name="P10"><text:span text:style-name="T2">E</text:span><text:span text:style-name="T1">mergency Jettison button (left of selective jettison switch) jettisons everything except wingtip missil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08:55:56.984000000</dc:date>
    <meta:editing-duration>PT12H20M40S</meta:editing-duration>
    <meta:editing-cycles>8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156" meta:character-count="899" meta:non-whitespace-character-count="770"/>
  </office:meta>
</office:document-meta>
</file>